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40,22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3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4,36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4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4,8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30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5,30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36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4,14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5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3,20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10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38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10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39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40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4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29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12,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35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36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38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22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0,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34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38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5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12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3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3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21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3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23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1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26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3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18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8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9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6,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7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33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26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28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38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2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22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30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3</text:p>
          </table:table-cell>
          <table:table-cell office:value-type="float" office:value="38">
            <text:p>38</text:p>
          </table:table-cell>
          <table:table-cell/>
          <table:table-cell table:style-name="ce4" office:value-type="string">
            <text:p>3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24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11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5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7">
            <text:p>17</text:p>
          </table:table-cell>
          <table:table-cell/>
          <table:table-cell table:style-name="ce4" office:value-type="string">
            <text:p>8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4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26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17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30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32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24,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21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39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26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30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9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28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4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7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24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4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6</text:p>
          </table:table-cell>
          <table:table-cell office:value-type="float" office:value="27">
            <text:p>27</text:p>
          </table:table-cell>
          <table:table-cell/>
          <table:table-cell table:style-name="ce4" office:value-type="string">
            <text:p>14,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39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25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7,33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13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27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13</text:p>
          </table:table-cell>
          <table:table-cell office:value-type="float" office:value="9">
            <text:p>9</text:p>
          </table:table-cell>
          <table:table-cell/>
          <table:table-cell table:style-name="ce4" office:value-type="string">
            <text:p>37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35">
            <text:p>35</text:p>
          </table:table-cell>
          <table:table-cell/>
          <table:table-cell table:style-name="ce4" office:value-type="string">
            <text:p>1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9,9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1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33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32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16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37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2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27">
            <text:p>27</text:p>
          </table:table-cell>
          <table:table-cell/>
          <table:table-cell table:style-name="ce4" office:value-type="string">
            <text:p>18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22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14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30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24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3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35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3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8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3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2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28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8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6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40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17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0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29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2,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2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23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13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38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15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3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35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3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3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14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40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1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14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9,20</text:p>
          </table:table-cell>
          <table:table-cell office:value-type="float" office:value="17">
            <text:p>17</text:p>
          </table:table-cell>
          <table:table-cell/>
          <table:table-cell table:style-name="ce4" office:value-type="string">
            <text:p>27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34</text:p>
          </table:table-cell>
          <table:table-cell office:value-type="float" office:value="9">
            <text:p>9</text:p>
          </table:table-cell>
          <table:table-cell/>
          <table:table-cell table:style-name="ce4" office:value-type="string">
            <text:p>8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7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5,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8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20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4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6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21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1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8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18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6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8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11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26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1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32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27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29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31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39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31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9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2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36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25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16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19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1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3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37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20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31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37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7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26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3,36</text:p>
          </table:table-cell>
          <table:table-cell office:value-type="float" office:value="15">
            <text:p>15</text:p>
          </table:table-cell>
          <table:table-cell/>
          <table:table-cell table:style-name="ce4" office:value-type="string">
            <text:p>2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36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22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20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4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1,36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5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33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25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29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1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11</text:p>
          </table:table-cell>
          <table:table-cell office:value-type="float" office:value="38">
            <text:p>38</text:p>
          </table:table-cell>
          <table:table-cell/>
          <table:table-cell table:style-name="ce4" office:value-type="string">
            <text:p>2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3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8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25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9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3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24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16,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31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40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7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38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33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1,7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2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4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14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30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2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15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3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7,14</text:p>
          </table:table-cell>
          <table:table-cell office:value-type="float" office:value="40">
            <text:p>40</text:p>
          </table:table-cell>
          <table:table-cell/>
          <table:table-cell table:style-name="ce4" office:value-type="string">
            <text:p>17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9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30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39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4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39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1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34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1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34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25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5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22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10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6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21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7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2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1,19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27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1,9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32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32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39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5,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7,2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1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1,1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7,3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1,3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3,2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9,3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4,1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5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3,2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8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0,2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1,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,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3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2,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9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7,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4,1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3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,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3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39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7,1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6,3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2,1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4,2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8,2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,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7,1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2,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4,2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4,2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3,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8,2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5,2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8,2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40,1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6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2,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5,1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1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4,3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4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9,1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6,1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3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0,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5,1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9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3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4,3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3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3,1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5,3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5,21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1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4,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9,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9,2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,3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2,3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5,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0,3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2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2,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3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1,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6,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9,2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3,2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3,3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4,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6,2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,3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9,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6,1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5,3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7,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3,1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0,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2,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4,1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6,1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,2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9,6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6,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,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,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3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3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2,3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8,3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8,2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1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4,1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6,1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1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0,2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0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3,3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0,4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2,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1,3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5,3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8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8,30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3,1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4,2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6,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6,2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7,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0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8,1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1,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8,5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3,3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2,1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23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,2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0,1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0,3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6,2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8,3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1,2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40,3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1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8,1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3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2,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,1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6,1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1,1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8,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1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7,3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9,3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9,2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2,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5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7,2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4,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,2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5,3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6,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1,2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0,1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1,1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1,3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4,1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7,2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4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7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,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0,2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1,2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,3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3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1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4,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5,2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1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8,2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4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1,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0,3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1,3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8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7,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9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6,2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2,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4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4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0,2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3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,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,39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40,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4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7,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6,3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2,5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4,2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4,3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0,1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8,2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0,1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7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6,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2,3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4,1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7,3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5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8,1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4,2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9,1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1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9,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5,3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9,3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3,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8,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5,1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4,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6,4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9,17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4,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2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7,4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3,5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3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,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9,2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,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2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3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2,3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5,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7,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3,2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3,4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5,2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1,3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9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9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0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3,2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3,3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5,1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1,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,2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9,1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5,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9,3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7,3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7,1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0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3,1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6,4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0,3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2,2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8,3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8,3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4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6,2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,2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9,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6,2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5,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,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4,3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0,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7,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6,3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1,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4,1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27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2,2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3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0,1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6,2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2,2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1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8,2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8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3,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4,2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6,2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7,1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0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0,2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,3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6,2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8,1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8,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4,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6,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2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,2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0,3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6,2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2,3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1,2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1,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8,1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3,2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9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9,1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7,3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,1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5,3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6,1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7,36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3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9,2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2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7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7,3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3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40,1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4,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2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3,2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,3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8,1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2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8,3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7,26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6,3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9,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7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8,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,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8,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1,3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7,1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9,3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3,3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6,2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,2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,1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0,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2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2,3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4,2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4,3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0,3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3,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8,2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3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7,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6,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9,2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4,1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0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5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5,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4,2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4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9,1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9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2,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36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9,3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3,1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5,24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5,1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,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9,2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4,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6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,4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7,2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3,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1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5,2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1,2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,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,9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9,3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9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5,2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7,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3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5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1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9,1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9,2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3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9,3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5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0,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2,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3,3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2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6,2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,2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5,3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5,24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0,1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7,1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3,1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2,2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8,3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4,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,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6,2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,1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7,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6,3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2,1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4,1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6,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6,3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4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5,1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0,2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6,27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2,2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5,3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4,2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6,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2,2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,3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,3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8,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1,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3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4,29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7,2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0,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6,2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8,3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2,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1,2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8,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0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1,1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7,3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,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,1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6,1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1,2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3,1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9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7,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1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3,3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2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1,5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40,1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1,31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7,2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3,2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6,3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9,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4,1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,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1,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1,2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8,3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7,2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9,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6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2,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9,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4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7,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8,2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,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1,1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0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1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7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9,3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9,1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4,3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4,2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3,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8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,15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8,2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6,3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2,2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2,3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4,2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8,1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8,2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4,3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6,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9,5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0,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5,1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8,1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5,8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8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9,1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1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9,1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2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5,3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9,3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4,4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5,2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,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9,3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9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7,2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3,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5,2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1,2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9,3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2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3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2,3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7,4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3,3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5,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,2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6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9,2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3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9,3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7,3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3,2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5,1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6,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,1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9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1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9,3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,7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7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0,1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1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0,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3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2,2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8,32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8,1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4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6,3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6,2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0,2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0,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2,1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8,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1,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4,1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6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2,3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0,3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2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3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8,2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8,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4,2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2,2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7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0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0,3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,3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8,3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8,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1,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7,2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,22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0,1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0,3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2,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1,2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8,9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0,3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3,2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5,1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,1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5,3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6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3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9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2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5,2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7,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3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6,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6,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4,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2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8,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1,1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40,2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1,3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7,2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6,36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1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4,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7,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4,1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3,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8,2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8,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1,1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,3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3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4,4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9,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3,3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6,2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4,28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4,2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0,2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3,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,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,3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6,3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7,1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6,1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3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4,2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0,2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8,2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4,3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4,30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6,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9,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2,1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5,2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5,15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4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9,1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9,1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5,3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3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3,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0,1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5,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8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9,1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3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4,3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7,2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0,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5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1,2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9,2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4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9,2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2,3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0,3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3,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5,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1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5,3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9,3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7,3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7,1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3,2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2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4,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6,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0,2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8,2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1,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6,3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6,2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4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5,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0,2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7,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2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2,1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8,2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1,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4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6,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6,2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3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,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0,3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6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5,3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8,2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3,1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2,2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,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7,1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0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0,3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,3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8,3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1,4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8,1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40,3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8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7,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,2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7,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2,3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1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8,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40,3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1,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3,2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9,3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5,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7,2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,2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6,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1,3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1,2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1,3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3,1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9,2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2,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7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,2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6,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40,2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1,2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7,3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5,3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1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3,2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8,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40,2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7,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9,3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33,3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6,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4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2,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9,1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4,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4,2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8,3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40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7,1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3,36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2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2,4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4,2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0,1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8,1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40,1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1,4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4,1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6,3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7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2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,2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8,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4,3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5,2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5,1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4,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9,1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5,3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9,3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4,3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7,3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3,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2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5,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,1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2,3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4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3,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5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1,2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,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9,22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9,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9,2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2,3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5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7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3,3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5,1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1,1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,2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9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5,28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7,3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7,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4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,1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9,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9,4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0,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7,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0,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0,3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2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8,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8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4,1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6,1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,1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6,39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8,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6,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2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2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0,1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0,3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,3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3,3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6,3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1,3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8,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6,1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,2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0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,38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6,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8,3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0,3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8,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3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1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5,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6,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1,1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1,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3,3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9,3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2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2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7,2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5,3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6,3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1,2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1,19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3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6,4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9,3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7,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4,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2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5,40</text:p>
          </table:table-cell>
          <table:table-cell office:value-type="float" office:value="12">
            <text:p>12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09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09:58:08</dc:date>
    <dc:creator>Igor Assis</dc:creator>
    <meta:editing-duration>PT33M42S</meta:editing-duration>
    <meta:editing-cycles>8</meta:editing-cycles>
    <meta:generator>OpenOffice.org/3.3$Unix OpenOffice.org_project/330m20$Build-9567</meta:generator>
    <meta:document-statistic meta:table-count="3" meta:cell-count="2334" meta:object-count="0"/>
  </office:meta>
</office:document-meta>
</file>